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e323b" officeooo:paragraph-rsid="000e323b" style:font-size-asian="35pt" style:font-size-complex="40pt"/>
    </style:style>
    <style:style style:name="P2" style:family="paragraph" style:parent-style-name="Standard">
      <style:text-properties fo:font-size="40pt" officeooo:rsid="000ec893" officeooo:paragraph-rsid="000ec893" style:font-size-asian="35pt" style:font-size-complex="40pt"/>
    </style:style>
    <style:style style:name="P3" style:family="paragraph" style:parent-style-name="Standard">
      <style:text-properties fo:font-size="40pt" officeooo:rsid="000f5112" officeooo:paragraph-rsid="000f5112" style:font-size-asian="35pt" style:font-size-complex="40pt"/>
    </style:style>
    <style:style style:name="P4" style:family="paragraph" style:parent-style-name="Standard">
      <style:text-properties fo:color="#000000" fo:font-size="40pt" officeooo:rsid="000f5112" officeooo:paragraph-rsid="000f5112" style:font-size-asian="35pt" style:font-size-complex="40pt"/>
    </style:style>
    <style:style style:name="P5" style:family="paragraph" style:parent-style-name="Standard">
      <style:text-properties fo:color="#000000" fo:font-size="40pt" officeooo:rsid="0010660d" officeooo:paragraph-rsid="0010660d" style:font-size-asian="35pt" style:font-size-complex="40pt"/>
    </style:style>
    <style:style style:name="P6" style:family="paragraph" style:parent-style-name="Standard">
      <style:text-properties fo:color="#000000" fo:font-size="40pt" officeooo:rsid="001193c2" officeooo:paragraph-rsid="001193c2" style:font-size-asian="35pt" style:font-size-complex="40pt"/>
    </style:style>
    <style:style style:name="P7" style:family="paragraph" style:parent-style-name="Standard">
      <style:text-properties fo:color="#000000" fo:font-size="40pt" officeooo:rsid="001193c2" officeooo:paragraph-rsid="0011b044" style:font-size-asian="35pt" style:font-size-complex="40pt"/>
    </style:style>
    <style:style style:name="P8" style:family="paragraph" style:parent-style-name="Standard">
      <style:text-properties fo:color="#000000" fo:font-size="40pt" officeooo:rsid="0011b044" officeooo:paragraph-rsid="0011b044" style:font-size-asian="35pt" style:font-size-complex="40pt"/>
    </style:style>
    <style:style style:name="P9" style:family="paragraph" style:parent-style-name="Standard">
      <style:text-properties fo:color="#000000" fo:font-size="16pt" officeooo:rsid="001292d6" officeooo:paragraph-rsid="001292d6" style:font-size-asian="14pt" style:font-size-complex="16pt"/>
    </style:style>
    <style:style style:name="P10" style:family="paragraph" style:parent-style-name="Standard">
      <style:text-properties fo:color="#000000" fo:font-size="16pt" officeooo:rsid="0012a677" officeooo:paragraph-rsid="0012a677" style:font-size-asian="14pt" style:font-size-complex="16pt"/>
    </style:style>
    <style:style style:name="P11" style:family="paragraph" style:parent-style-name="Standard">
      <style:text-properties fo:color="#000000" fo:font-size="16pt" officeooo:rsid="00135940" officeooo:paragraph-rsid="00135940" style:font-size-asian="14pt" style:font-size-complex="16pt"/>
    </style:style>
    <style:style style:name="P12" style:family="paragraph" style:parent-style-name="Standard">
      <style:text-properties fo:color="#000000" fo:font-size="16pt" officeooo:rsid="00140819" officeooo:paragraph-rsid="00140819" style:font-size-asian="14pt" style:font-size-complex="16pt"/>
    </style:style>
    <style:style style:name="P13" style:family="paragraph" style:parent-style-name="Standard">
      <style:text-properties fo:color="#000000" fo:font-size="16pt" officeooo:rsid="00140819" officeooo:paragraph-rsid="0014c608" style:font-size-asian="14pt" style:font-size-complex="16pt"/>
    </style:style>
    <style:style style:name="P14" style:family="paragraph" style:parent-style-name="Standard">
      <style:text-properties fo:color="#000000" fo:font-size="16pt" officeooo:rsid="0014c608" officeooo:paragraph-rsid="0014c608" style:font-size-asian="14pt" style:font-size-complex="16pt"/>
    </style:style>
    <style:style style:name="P15" style:family="paragraph"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c9211e" fo:font-size="16pt" style:font-size-asian="14pt" style:font-size-complex="16pt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10660d" style:font-size-asian="14pt" style:font-size-complex="16pt"/>
    </style:style>
    <style:style style:name="T5" style:family="text">
      <style:text-properties fo:font-size="16pt" officeooo:rsid="0011b044" style:font-size-asian="14pt" style:font-size-complex="16pt"/>
    </style:style>
    <style:style style:name="T6" style:family="text">
      <style:text-properties fo:font-size="16pt" officeooo:rsid="001292d6" style:font-size-asian="14pt" style:font-size-complex="16pt"/>
    </style:style>
    <style:style style:name="T7" style:family="text">
      <style:text-properties fo:color="#000000" fo:font-size="16pt" style:font-size-asian="14pt" style:font-size-complex="16pt"/>
    </style:style>
    <style:style style:name="T8" style:family="text">
      <style:text-properties fo:color="#000000" fo:font-size="16pt" officeooo:rsid="001193c2" style:font-size-asian="14pt" style:font-size-complex="16pt"/>
    </style:style>
    <style:style style:name="T9" style:family="text">
      <style:text-properties officeooo:rsid="0012a677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12a677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12a677"/>
    </style:style>
    <style:style style:name="T14" style:family="text">
      <style:text-properties fo:language="es" fo:country="ES" officeooo:rsid="00140819"/>
    </style:style>
    <style:style style:name="T15" style:family="text">
      <style:text-properties fo:language="es" fo:country="ES" officeooo:rsid="0014c60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<text:span text:style-name="T1">Corrige CC1</text:span></text:p>
      <text:p text:style-name="P1"><text:span text:style-name="T7"/></text:p>
      <text:p text:style-name="P2"><text:span text:style-name="T7">Ex</text:span><text:span text:style-name="T8">ercice </text:span><text:span text:style-name="T7">1:</text:span></text:p>
      <text:p text:style-name="P2"><text:span text:style-name="T7"/></text:p>
      <text:p text:style-name="P2"><text:span text:style-name="T7">1) 2. 3.</text:span></text:p>
      <text:p text:style-name="P2"><text:span text:style-name="T7"/></text:p>
      <text:p text:style-name="P2"><text:span text:style-name="T7">2) 2.</text:span></text:p>
      <text:p text:style-name="P2"><text:span text:style-name="T7"/></text:p>
      <text:p text:style-name="P2"><text:span text:style-name="T7">3) 1.</text:span></text:p>
      <text:p text:style-name="P2"><text:span text:style-name="T7"/></text:p>
      <text:p text:style-name="P2"><text:span text:style-name="T7">4) 4. </text:span><text:span text:style-name="T2">se claro y directo .</text:span></text:p>
      <text:p text:style-name="P2"><text:span text:style-name="T7"/></text:p>
      <text:p text:style-name="P2"><text:span text:style-name="T7">5) 2.</text:span></text:p>
      <text:p text:style-name="P2"><text:span text:style-name="T7"/></text:p>
      <text:p text:style-name="P3"><text:span text:style-name="T7">6) 1. </text:span><text:span text:style-name="T2">Quand un booleen eest vrai= 1 sinon = 0. donc il y a pas d’erreur.</text:span></text:p>
      <text:p text:style-name="P3"><text:span text:style-name="T2"/></text:p>
      <text:p text:style-name="P4"><text:span text:style-name="T3">7) fait gaffe a tout <text:s/>les details peuvent tt changer et rentrer en jeu.</text:span></text:p>
      <text:p text:style-name="P4"><text:span text:style-name="T3"/></text:p>
      <text:p text:style-name="P4"><text:span text:style-name="T3">8) 4. </text:span><text:span text:style-name="T2">Il y a une erreur var1 n’est pas initialisee, quand tu voit un bout du programme imagine toi que dans tt le programme t’as que ca comme programme. Enft le bout du programme C LE PROGRAMME il y a rien avant et rien apres.</text:span></text:p>
      <text:p text:style-name="P4"><text:span text:style-name="T2"/></text:p>
      <text:p text:style-name="P4"><text:span text:style-name="T3">9) <text:s/></text:span><text:span text:style-name="T4">1) 3. 2) 2.</text:span></text:p>
      <text:p text:style-name="P4"><text:span text:style-name="T4"/></text:p>
      <text:p text:style-name="P5"><text:span text:style-name="T3">10) <text:s/>1) 1. 2) 4.On peut pas avoir 0 en denominateur</text:span></text:p>
      <text:p text:style-name="P5"><text:span text:style-name="T3"/></text:p>
      <text:p text:style-name="P5"><text:span text:style-name="T3">11) <text:s/>A AB AC EG E (=n’est pas bon car le print G est en dehors di if var &lt;100)</text:span></text:p>
      <text:p text:style-name="P5"><text:span text:style-name="T3"/></text:p>
      <text:p text:style-name="P5"><text:span text:style-name="T3">12) a) AC b) AB c) EG</text:span></text:p>
      <text:p text:style-name="P5"><text:span text:style-name="T3"/></text:p>
      <text:p text:style-name="P5"><text:span text:style-name="T3">13) 11.</text:span></text:p>
      <text:p text:style-name="P5"><text:span text:style-name="T3"/></text:p>
      <text:p text:style-name="P5"><text:span text:style-name="T3">14) <text:s/>Erreur. Boucle infinie</text:span></text:p>
      <text:p text:style-name="P5"><text:span text:style-name="T3"/></text:p>
      <text:p text:style-name="P6"><text:span text:style-name="T3">15) 1) 1. <text:s/>2) Erreur Boucle infinie</text:span></text:p>
      <text:p text:style-name="P6"><text:span text:style-name="T3"/></text:p>
      <text:p text:style-name="P6"><text:soft-page-break/><text:span text:style-name="T3">Exercice 2:</text:span></text:p>
      <text:p text:style-name="P6"><text:span text:style-name="T3"/></text:p>
      <text:p text:style-name="P7"><text:span text:style-name="T5">1) </text:span></text:p>
      <text:p text:style-name="P7"><text:span text:style-name="T3">H&gt; 2E (veut dire que vous avez suffisament d’espace pour dessiner 2 carre en H)</text:span></text:p>
      <text:p text:style-name="P6"><text:span text:style-name="T3"/></text:p>
      <text:p text:style-name="P6"><text:span text:style-name="T3">qu’elle est la surrface de la taille d’’un carree de taillee E. (c ca ce qu’on attendait dans l’exercice)</text:span></text:p>
      <text:p text:style-name="P6"><text:span text:style-name="T3"/></text:p>
      <text:p text:style-name="P6"><text:span text:style-name="T3">Sm = H*L</text:span></text:p>
      <text:p text:style-name="P6"><draw:line text:anchor-type="paragraph" draw:z-index="0" draw:name="Forma1" draw:style-name="gr2" draw:text-style-name="P15" svg:x1="3.036cm" svg:y1="0.932cm" svg:x2="4.756cm" svg:y2="0.376cm"><text:p/></draw:line><text:span text:style-name="T3">Sc= E*E<text:tab/><text:tab/> <text:s text:c="6"/>N= 8 (-0.5pts)</text:span></text:p>
      <text:p text:style-name="P6"><draw:line text:anchor-type="paragraph" draw:z-index="1" draw:name="Forma2" draw:style-name="gr2" draw:text-style-name="P15" svg:x1="3.009cm" svg:y1="0.547cm" svg:x2="3.829cm" svg:y2="0.917cm"><text:p/></draw:line><text:span text:style-name="T3">Tc= Sc*N</text:span></text:p>
      <text:p text:style-name="P6"><text:span text:style-name="T3"><text:tab/> <text:s text:c="7"/><text:tab/><text:tab/> N= L//E (bonne reponse</text:span></text:p>
      <text:p text:style-name="P6"><text:span text:style-name="T3">Tm= Sm-Tc</text:span></text:p>
      <text:p text:style-name="P6"><text:span text:style-name="T3"/></text:p>
      <text:p text:style-name="P8"><text:span text:style-name="T3">Pc= K* Tc</text:span></text:p>
      <text:p text:style-name="P8"><text:span text:style-name="T3">Pm= K*Tm</text:span></text:p>
      <text:p text:style-name="P8"><text:span text:style-name="T3"/></text:p>
      <text:p text:style-name="P8"><text:span text:style-name="T3">ce qque le prof a fait:</text:span></text:p>
      <text:p text:style-name="P8"><text:span text:style-name="T3">F= (L//E)*E*E*K</text:span></text:p>
      <text:p text:style-name="P8"><text:span text:style-name="T3">M= (H*L-(L//E)*E*E)*K</text:span></text:p>
      <text:p text:style-name="P8"><text:span text:style-name="T3"/></text:p>
      <text:p text:style-name="P8"><text:span text:style-name="T3"/></text:p>
      <text:p text:style-name="P8"><text:span text:style-name="T3">2)</text:span></text:p>
      <text:p text:style-name="P8"><text:span text:style-name="T3"/></text:p>
      <text:p text:style-name="P8"><text:span text:style-name="T3">H,L,E,K= 5,2;8,4;1,2;0,5</text:span></text:p>
      <text:p text:style-name="P8"><text:span text:style-name="T3"/></text:p>
      <text:p text:style-name="P8"><draw:line text:anchor-type="paragraph" draw:z-index="2" draw:name="Forma3" draw:style-name="gr1" draw:text-style-name="P15" svg:x1="3.221cm" svg:y1="0.572cm" svg:x2="4.121cm" svg:y2="1.868cm"><text:p/></draw:line><draw:line text:anchor-type="paragraph" draw:z-index="3" draw:name="Forma4" draw:style-name="gr1" draw:text-style-name="P15" svg:x1="5.178cm" svg:y1="0.757cm" svg:x2="4.12cm" svg:y2="1.868cm"><text:p/></draw:line><draw:line text:anchor-type="paragraph" draw:z-index="6" draw:name="Forma7" draw:style-name="gr1" draw:text-style-name="P15" svg:x1="5.841cm" svg:y1="0.598cm" svg:x2="5.285cm" svg:y2="4.567cm"><text:p/></draw:line><draw:line text:anchor-type="paragraph" draw:z-index="7" draw:name="Forma8" draw:style-name="gr1" draw:text-style-name="P15" svg:x1="0.787cm" svg:y1="0.624cm" svg:x2="1.634cm" svg:y2="1.338cm"><text:p/></draw:line><draw:line text:anchor-type="paragraph" draw:z-index="8" draw:name="Forma9" draw:style-name="gr1" draw:text-style-name="P15" svg:x1="3.035cm" svg:y1="0.572cm" svg:x2="1.633cm" svg:y2="1.339cm"><text:p/></draw:line><text:span text:style-name="T3">F= (8,4//1.2)*(1.2*1.2)*0,5 </text:span><text:span text:style-name="T6">= 5,04</text:span></text:p>
      <text:p text:style-name="P8"><text:span text:style-name="T3"/></text:p>
      <text:p text:style-name="P8"><draw:line text:anchor-type="paragraph" draw:z-index="11" draw:name="Forma12" draw:style-name="gr2" draw:text-style-name="P15" svg:x1="5.364cm" svg:y1="3.533cm" svg:x2="11.079cm" svg:y2="0.543cm"><text:p/></draw:line><text:span text:style-name="T3"><text:tab/> <text:s/></text:span><text:span text:style-name="T6">7 * 0,72<text:tab/><text:tab/><text:tab/><text:tab/><text:tab/><text:tab/><text:tab/>,72</text:span></text:p>
      <text:p text:style-name="P8"><draw:line text:anchor-type="paragraph" draw:z-index="10" draw:name="Forma11" draw:style-name="gr2" draw:text-style-name="P15" svg:x1="2.374cm" svg:y1="2.884cm" svg:x2="2.771cm" svg:y2="0.159cm"><text:p/></draw:line><draw:line text:anchor-type="paragraph" draw:z-index="12" draw:name="Forma13" draw:style-name="gr1" draw:text-style-name="P15" svg:x1="11.079cm" svg:y1="0.635cm" svg:x2="12.217cm" svg:y2="0.635cm"><text:p/></draw:line><text:span text:style-name="T3"><text:tab/><text:tab/><text:tab/>12<text:tab/><text:tab/><text:tab/><text:tab/><text:tab/> <text:s text:c="4"/><text:tab/> <text:s text:c="2"/></text:span><text:span text:style-name="T6">7</text:span></text:p>
      <text:p text:style-name="P8"><text:span text:style-name="T3"><text:tab/><text:tab/><text:tab/>12<text:tab/><text:tab/><text:tab/><text:tab/><text:tab/><text:tab/> </text:span><text:span text:style-name="T6">14</text:span></text:p>
      <text:p text:style-name="P8"><draw:line text:anchor-type="paragraph" draw:z-index="4" draw:name="Forma5" draw:style-name="gr1" draw:text-style-name="P15" svg:x1="3.38cm" svg:y1="0.025cm" svg:x2="4.544cm" svg:y2="0.025cm"><text:p/></draw:line><draw:line text:anchor-type="paragraph" draw:z-index="13" draw:name="Forma14" draw:style-name="gr1" draw:text-style-name="P15" svg:x1="10.92cm" svg:y1="0.633cm" svg:x2="12.269cm" svg:y2="0.633cm"><text:p/></draw:line><text:span text:style-name="T3"><text:tab/><text:tab/><text:tab/>24<text:tab/><text:tab/><text:tab/><text:tab/><text:tab/> <text:s text:c="7"/></text:span><text:span text:style-name="T6">49</text:span></text:p>
      <text:p text:style-name="P8"><draw:line text:anchor-type="paragraph" draw:z-index="5" draw:name="Forma6" draw:style-name="gr1" draw:text-style-name="P15" svg:x1="3.3cm" svg:y1="0.619cm" svg:x2="4.623cm" svg:y2="0.619cm"><text:p/></draw:line><text:span text:style-name="T3"><text:tab/><text:tab/> <text:s text:c="6"/>120<text:tab/><text:tab/><text:tab/><text:tab/><text:tab/> <text:s text:c="7"/></text:span><text:span text:style-name="T6">5,04</text:span></text:p>
      <text:p text:style-name="P8"><draw:line text:anchor-type="paragraph" draw:z-index="9" draw:name="Forma10" draw:style-name="gr1" draw:text-style-name="P15" svg:x1="3.406cm" svg:y1="0.473cm" svg:x2="2.374cm" svg:y2="0.42cm"><text:p/></draw:line><text:span text:style-name="T6"><text:tab/><text:tab/> <text:s text:c="6"/>1.44 <text:s/>/2<text:tab/><text:tab/><text:tab/><text:tab/><text:tab/><text:tab/><text:tab/></text:span></text:p>
      <text:p text:style-name="P9"><text:span text:style-name="T6"/></text:p>
      <text:p text:style-name="P9"><draw:line text:anchor-type="paragraph" draw:z-index="17" draw:name="Forma18" draw:style-name="gr1" draw:text-style-name="P15" svg:x1="5.046cm" svg:y1="0.547cm" svg:x2="5.946cm" svg:y2="0.573cm"><text:p/></draw:line><draw:line text:anchor-type="paragraph" draw:z-index="18" draw:name="Forma19" draw:style-name="gr1" draw:text-style-name="P15" svg:x1="5.469cm" svg:y1="0.573cm" svg:x2="4.464cm" svg:y2="1.42cm"><text:p/></draw:line>M= (8.4*5.2-7*1.22)*0.5</text:p>
      <text:p text:style-name="P9"><draw:line text:anchor-type="paragraph" draw:z-index="14" draw:name="Forma15" draw:style-name="gr1" draw:text-style-name="P15" svg:x1="0.998cm" svg:y1="0.056cm" svg:x2="2.877cm" svg:y2="0.056cm"><text:p/></draw:line><draw:line text:anchor-type="paragraph" draw:z-index="15" draw:name="Forma16" draw:style-name="gr1" draw:text-style-name="P15" svg:x1="3.168cm" svg:y1="0.03cm" svg:x2="4.676cm" svg:y2="0.03cm"><text:p/></draw:line><draw:line text:anchor-type="paragraph" draw:z-index="16" draw:name="Forma17" draw:style-name="gr1" draw:text-style-name="P15" svg:x1="0.998cm" svg:y1="0.559cm" svg:x2="4.676cm" svg:y2="0.559cm"><text:p/></draw:line><text:tab/>43,68 <text:s text:c="4"/>10,08</text:p>
      <text:p text:style-name="P9"><draw:line text:anchor-type="paragraph" draw:z-index="19" draw:name="Forma20" draw:style-name="gr2" draw:text-style-name="P15" svg:x1="4.465cm" svg:y1="0.122cm" svg:x2="4.147cm" svg:y2="0.254cm"><text:p/></draw:line><text:tab/><text:tab/>33,6/ 2 → 16,8</text:p>
      <text:p text:style-name="P9"><text:soft-page-break/>‘’’Role: <text:span text:style-name="T9">Lire les donn</text:span><text:span text:style-name="T11">é</text:span><text:span text:style-name="T13">es H,L,E, K puis calculer et afficher la quantite de peinture necessaire pour chaque peinture</text:span></text:p>
      <text:p text:style-name="P10"><draw:line text:anchor-type="paragraph" draw:z-index="20" draw:name="Forma21" draw:style-name="gr1" draw:text-style-name="P15" svg:x1="-0.272cm" svg:y1="1.12cm" svg:x2="18.09cm" svg:y2="0.115cm"><text:p/></draw:line><text:span text:style-name="T12">Variable: H,L,E,K,F,M: r</text:span><text:span text:style-name="T10">é</text:span><text:span text:style-name="T12">el</text:span></text:p>
      <text:p text:style-name="P10"><text:span text:style-name="T12">‘’’<text:tab/><text:tab/><text:tab/><text:tab/><text:tab/><text:tab/><text:tab/><text:tab/>0.75pts</text:span></text:p>
      <text:p text:style-name="P10"><draw:line text:anchor-type="paragraph" draw:z-index="21" draw:name="Forma22" draw:style-name="gr1" draw:text-style-name="P15" svg:x1="5.867cm" svg:y1="0.06cm" svg:x2="5.814cm" svg:y2="2.785cm"><text:p/></draw:line><text:span text:style-name="T12">H= float(input(“H= “))</text:span></text:p>
      <text:p text:style-name="P10"><text:span text:style-name="T12">L= float(input(“L= “))</text:span></text:p>
      <text:p text:style-name="P10"><text:span text:style-name="T12">K= float(input(“K= “))<text:tab/>1pts</text:span></text:p>
      <text:p text:style-name="P10"><text:span text:style-name="T12">E= float(“input(“E= “))</text:span></text:p>
      <text:p text:style-name="P10"><text:span text:style-name="T12"/></text:p>
      <text:p text:style-name="P10"><draw:line text:anchor-type="paragraph" draw:z-index="22" draw:name="Forma23" draw:style-name="gr1" draw:text-style-name="P15" svg:x1="6.555cm" svg:y1="0.148cm" svg:x2="6.581cm" svg:y2="1.286cm"><text:p/></draw:line><text:span text:style-name="T12">F= (L//E)*E*E*K</text:span></text:p>
      <text:p text:style-name="P10"><text:span text:style-name="T12">M=(H*L-(L//E)*E*E)*K<text:tab/><text:tab/>1pts</text:span></text:p>
      <text:p text:style-name="P10"><draw:line text:anchor-type="paragraph" draw:z-index="23" draw:name="Forma24" draw:style-name="gr1" draw:text-style-name="P15" svg:x1="4.147cm" svg:y1="0.199cm" svg:x2="4.094cm" svg:y2="1.628cm"><text:p/></draw:line><text:span text:style-name="T12">print(“Frise: “,F)</text:span></text:p>
      <text:p text:style-name="P10"><text:span text:style-name="T12">print(“Mur: “,M) <text:s text:c="2"/>0.75 pts</text:span></text:p>
      <text:p text:style-name="P10"><text:span text:style-name="T12"/></text:p>
      <text:p text:style-name="P10"><text:span text:style-name="T12">Exercice 3:</text:span></text:p>
      <text:p text:style-name="P11"><text:span text:style-name="T12"/></text:p>
      <text:p text:style-name="P11"><text:span text:style-name="T12">1) 1. P=10 est P est a gauche de la droite (AB)</text:span></text:p>
      <text:p text:style-name="P11"><text:span text:style-name="T12"/></text:p>
      <text:p text:style-name="P11"><text:span text:style-name="T12">2)On doit faire D1 et D2 et pas D3 car yb et yc sont = 0 donc deja avec ca on peut savoir l’emplacement du point</text:span></text:p>
      <text:p text:style-name="P11"><text:span text:style-name="T12"/></text:p>
      <text:p text:style-name="P11"><text:span text:style-name="T12">‘’’</text:span><text:span text:style-name="T14">Role: Lire les coordonnees des points A,B,C et P, et determiner si P est a l’interieur, a l’exterieur ou sur lees bords de (A B C)</text:span></text:p>
      <text:p text:style-name="P12"><text:span text:style-name="T12">Variables:</text:span></text:p>
      <text:p text:style-name="P12"><text:span text:style-name="T12"><text:tab/> <text:s text:c="6"/>xa,ya,xb,ya,xc,yc,xp,yp,D1,D2: r</text:span><text:span text:style-name="T10">é</text:span><text:span text:style-name="T12">el</text:span></text:p>
      <text:p text:style-name="P12"><text:span text:style-name="T12">‘’’</text:span></text:p>
      <text:p text:style-name="P12"><text:span text:style-name="T12"/></text:p>
      <text:p text:style-name="P12"><text:span text:style-name="T12">xa= float(input(“xa= “))</text:span></text:p>
      <text:p text:style-name="P12"><text:span text:style-name="T12">ya= float(input(“ya= “))</text:span></text:p>
      <text:p text:style-name="P12"><text:span text:style-name="T12">xb= float(input(“xb= “))</text:span></text:p>
      <text:p text:style-name="P12"><text:span text:style-name="T12">yb= float(input(“yb= “))</text:span></text:p>
      <text:p text:style-name="P12"><text:span text:style-name="T12">xc= float(input(“xc= “))</text:span></text:p>
      <text:p text:style-name="P12"><text:span text:style-name="T12">yc= float(input(“yc= “))</text:span></text:p>
      <text:p text:style-name="P12"><text:span text:style-name="T12">xp= float(input(“xp= “))</text:span></text:p>
      <text:p text:style-name="P12"><text:span text:style-name="T12">yp= float(input(“yp= “))</text:span></text:p>
      <text:p text:style-name="P12"><text:span text:style-name="T12"/></text:p>
      <text:p text:style-name="P12"><text:span text:style-name="T12">D1= (xb-xa)*(xp-xa)-(yb-ya)*(yp-ya)</text:span></text:p>
      <text:p text:style-name="P13"><text:span text:style-name="T12">D</text:span><text:span text:style-name="T15">2</text:span><text:span text:style-name="T12">= (x</text:span><text:span text:style-name="T15">c</text:span><text:span text:style-name="T12">-xa)*(xp-xa)-(y</text:span><text:span text:style-name="T15">c</text:span><text:span text:style-name="T12">-ya)*(yp-ya)</text:span></text:p>
      <text:p text:style-name="P13"><text:span text:style-name="T12"/></text:p>
      <text:p text:style-name="P14"><text:soft-page-break/><text:span text:style-name="T12">if yb!= 0 or yc!= 0 or ya&lt;= 0:</text:span></text:p>
      <text:p text:style-name="P14"><text:span text:style-name="T12"><text:tab/>print(“erreur”)</text:span></text:p>
      <text:p text:style-name="P14"><text:span text:style-name="T12">else:</text:span></text:p>
      <text:p text:style-name="P14"><text:span text:style-name="T12"><text:tab/>if (D1 &lt; 0 and D2 &gt; 0 and yp &gt; 0 and xb &lt; xc) D1 &gt; 0 and D2 &lt; 0 and xc &lt; xb):</text:span></text:p>
      <text:p text:style-name="P14"><text:span text:style-name="T12"><text:tab/><text:tab/>print(“interieur”)</text:span></text:p>
      <text:p text:style-name="P14"><text:span text:style-name="T12"><text:tab/>elif <text:s/>(D1 == 0 and yp &gt;= 0 and yp &lt;ya) or (D2 == 0 and yp &gt;= 0 and yp&lt;= ya) or (yp==0 and xp&gt;=xb and xp&lt;=xc and xb&lt;xc) or (yp== 0 and xp &lt;= xb and xp&gt;= xc and xb&gt;xc):</text:span></text:p>
      <text:p text:style-name="P14"><text:span text:style-name="T12"><text:tab/><text:tab/>print(“sur le bord”)</text:span></text:p>
      <text:p text:style-name="P14"><text:span text:style-name="T12"><text:tab/>else:</text:span></text:p>
      <text:p text:style-name="P14"><text:span text:style-name="T12"><text:tab/><text:tab/>print(“exterieur”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3T14:28:02.663000000</meta:creation-date>
    <dc:date>2023-10-13T16:13:17.219000000</dc:date>
    <meta:editing-duration>PT10M17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4" meta:paragraph-count="80" meta:word-count="480" meta:character-count="2618" meta:non-whitespace-character-count="2056"/>
  </office:meta>
</office:document-meta>
</file>